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Liberation Sans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4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number-columns-repeated="2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30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29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/>
          <table:table-cell table:style-name="Default"/>
          <table:table-cell table:number-columns-repeated="25"/>
          <table:table-cell table:style-name="ce14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Default"/>
          <table:table-cell table:number-columns-repeated="25"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30"/>
        </table:table-row>
        <table:table-row table:style-name="ro5">
          <table:table-cell table:number-columns-repeated="36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number-columns-repeated="36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35"/>
        </table:table-row>
        <table:table-row table:style-name="ro5" table:number-rows-repeated="108">
          <table:table-cell table:number-columns-repeated="36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20" calcext:value-type="float">
            <text:p>20</text:p>
          </table:table-cell>
          <table:table-cell table:style-name="ce22" table:formula="of:=([.B303]-20)*0.0125" office:value-type="percentage" office:value="0" calcext:value-type="percentage">
            <text:p>0.00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" calcext:value-type="percentage">
            <text:p>0.00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40" calcext:value-type="float">
            <text:p>40</text:p>
          </table:table-cell>
          <table:table-cell table:style-name="ce22" table:formula="of:=([.B304]-20)*0.0125" office:value-type="percentage" office:value="0.25" calcext:value-type="percentage">
            <text:p>25.0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Low" calcext:value-type="string">
            <text:p>Low</text:p>
          </table:table-cell>
          <table:table-cell table:style-name="ce22" table:formula="of:=([.C304]/[.C312])" office:value-type="percentage" office:value="0.0636942675159236" calcext:value-type="percentage">
            <text:p>6.37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60" calcext:value-type="float">
            <text:p>60</text:p>
          </table:table-cell>
          <table:table-cell table:style-name="ce22" table:formula="of:=([.B305]-20)*0.0125" office:value-type="percentage" office:value="0.5" calcext:value-type="percentage">
            <text:p>50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05]/[.C312])" office:value-type="percentage" office:value="0.127388535031847" calcext:value-type="percentage">
            <text:p>12.74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80" calcext:value-type="float">
            <text:p>80</text:p>
          </table:table-cell>
          <table:table-cell table:style-name="ce22" table:formula="of:=([.B306]-20)*0.0125" office:value-type="percentage" office:value="0.75" calcext:value-type="percentage">
            <text:p>7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6]/[.C312])" office:value-type="percentage" office:value="0.191082802547771" calcext:value-type="percentage">
            <text:p>19.11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100" calcext:value-type="float">
            <text:p>100</text:p>
          </table:table-cell>
          <table:table-cell table:style-name="ce22" table:formula="of:=([.B307]-20)*0.0125" office:value-type="percentage" office:value="1" calcext:value-type="percentage">
            <text:p>100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54777070063694" calcext:value-type="percentage">
            <text:p>25.48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23" calcext:value-type="float">
            <text:p>23</text:p>
          </table:table-cell>
          <table:table-cell table:style-name="ce22" table:formula="of:=([.B308]-20)*0.0125" office:value-type="percentage" office:value="0.0375" calcext:value-type="percentage">
            <text:p>3.75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0955414012738854" calcext:value-type="percentage">
            <text:p>0.96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37" calcext:value-type="float">
            <text:p>37</text:p>
          </table:table-cell>
          <table:table-cell table:style-name="ce22" table:formula="of:=([.B309]-20)*0.0125" office:value-type="percentage" office:value="0.2125" calcext:value-type="percentage">
            <text:p>21.2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54140127388535" calcext:value-type="percentage">
            <text:p>5.41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57" calcext:value-type="float">
            <text:p>57</text:p>
          </table:table-cell>
          <table:table-cell table:style-name="ce22" table:formula="of:=([.B310]-20)*0.0125" office:value-type="percentage" office:value="0.4625" calcext:value-type="percentage">
            <text:p>46.25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10]/[.C312])" office:value-type="percentage" office:value="0.117834394904459" calcext:value-type="percentage">
            <text:p>11.78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77" calcext:value-type="float">
            <text:p>77</text:p>
          </table:table-cell>
          <table:table-cell table:style-name="ce22" table:formula="of:=([.B311]-20)*0.0125" office:value-type="percentage" office:value="0.7125" calcext:value-type="percentage">
            <text:p>71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11]/[.C312])" office:value-type="percentage" office:value="0.181528662420382" calcext:value-type="percentage">
            <text:p>18.15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3.925" calcext:value-type="percentage">
            <text:p>392.5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28];[.AJ36];[.AJ85];[.A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66];[.AJ83];[.AJ118];[.A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I72];[.AI88];[.AI96];[.AI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29];[.AJ111];[.AJ155];[.A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6];[.AJ17];[.AJ68];[.A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35];[.AJ45];[.AJ53];[.A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26];[.AJ46];[.AJ62];[.A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67];[.AJ84];[.AJ152];[.A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5];[.AJ41];[.AJ107];[.A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30"/>
        </table:table-row>
        <table:table-row table:style-name="ro5">
          <table:table-cell table:number-columns-repeated="3"/>
          <table:table-cell table:style-name="ce14"/>
          <table:table-cell table:number-columns-repeated="32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/>
          <table:table-cell table:number-columns-repeated="2"/>
          <table:table-cell table:style-name="ce14"/>
          <table:table-cell table:number-columns-repeated="32"/>
        </table:table-row>
        <table:table-row table:style-name="ro5">
          <table:table-cell table:number-columns-repeated="36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AJ19];[.AJ69];[.AJ77];[.AJ112];[.AJ130];[.AJ147];[.AJ156];[.AJ174])" office:value-type="float" office:value="8" calcext:value-type="float">
            <text:p>8</text:p>
          </table:table-cell>
          <table:table-cell table:style-name="ce22" table:formula="of:=([.B339]-8)*0.03125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13];[.AJ22];[.AJ31];[.AJ58];[.AJ74];[.AJ109];[.AJ143];[.AJ161])" office:value-type="float" office:value="16" calcext:value-type="float">
            <text:p>16</text:p>
          </table:table-cell>
          <table:table-cell table:style-name="ce22" table:formula="of:=([.B340]-8)*0.03125" office:value-type="percentage" office:value="0.25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634920634920635" calcext:value-type="percentage">
            <text:p>6.35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];[.AJ15];[.AJ24];[.AJ43];[.AJ55];[.AJ64];[.AJ131];[.AJ181])" office:value-type="float" office:value="24" calcext:value-type="float">
            <text:p>24</text:p>
          </table:table-cell>
          <table:table-cell table:style-name="ce22" table:formula="of:=([.B341]-8)*0.03125" office:value-type="percentage" office:value="0.5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26984126984127" calcext:value-type="percentage">
            <text:p>12.70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AJ12];[.AJ21];[.AJ65];[.AJ73];[.AJ92];[.AJ103];[.AJ137];[.AJ146])" office:value-type="float" office:value="32" calcext:value-type="float">
            <text:p>32</text:p>
          </table:table-cell>
          <table:table-cell table:style-name="ce22" table:formula="of:=([.B342]-8)*0.03125" office:value-type="percentage" office:value="0.75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19047619047619" calcext:value-type="percentage">
            <text:p>19.05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AJ33];[.AJ40];[.AJ48];[.AJ56];[.AJ78];[.AJ116];[.AJ149];[.AJ158])" office:value-type="float" office:value="40" calcext:value-type="float">
            <text:p>40</text:p>
          </table:table-cell>
          <table:table-cell table:style-name="ce22" table:formula="of:=([.B343]-8)*0.03125" office:value-type="percentage" office:value="1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53968253968254" calcext:value-type="percentage">
            <text:p>25.40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J10];[.AJ18];[.AJ27];[.AJ63];[.AJ86];[.AJ110];[.AJ139];[.AJ175])" office:value-type="float" office:value="9" calcext:value-type="float">
            <text:p>9</text:p>
          </table:table-cell>
          <table:table-cell table:style-name="ce22" table:formula="of:=([.B344]-8)*0.03125" office:value-type="percentage" office:value="0.03125" calcext:value-type="percentage">
            <text:p>3.13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0793650793650794" calcext:value-type="percentage">
            <text:p>0.79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J16];[.AJ37];[.AJ89];[.AJ98];[.AJ114];[.AJ125];[.AJ162];[.AJ179])" office:value-type="float" office:value="15" calcext:value-type="float">
            <text:p>15</text:p>
          </table:table-cell>
          <table:table-cell table:style-name="ce22" table:formula="of:=([.B345]-8)*0.03125" office:value-type="percentage" office:value="0.21875" calcext:value-type="percentage">
            <text:p>21.88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Low" calcext:value-type="string">
            <text:p>Low</text:p>
          </table:table-cell>
          <table:table-cell table:style-name="ce22" table:formula="of:=([.C345]/[.C348])" office:value-type="percentage" office:value="0.0555555555555556" calcext:value-type="percentage">
            <text:p>5.56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J30];[.AJ75];[.AJ117];[.AJ128];[.AJ136];[.AJ160];[.AJ168];[.AJ176])" office:value-type="float" office:value="23" calcext:value-type="float">
            <text:p>23</text:p>
          </table:table-cell>
          <table:table-cell table:style-name="ce22" table:formula="of:=([.B346]-8)*0.03125" office:value-type="percentage" office:value="0.46875" calcext:value-type="percentage">
            <text:p>46.88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6]/[.C348])" office:value-type="percentage" office:value="0.119047619047619" calcext:value-type="percentage">
            <text:p>11.90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14];[.AJ61];[.AJ81];[.AJ90];[.AJ150];[.AJ159];[.AJ169];[.AJ178])" office:value-type="float" office:value="31" calcext:value-type="float">
            <text:p>31</text:p>
          </table:table-cell>
          <table:table-cell table:style-name="ce22" table:formula="of:=([.B347]-8)*0.03125" office:value-type="percentage" office:value="0.71875" calcext:value-type="percentage">
            <text:p>71.88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47]/[.C348])" office:value-type="percentage" office:value="0.182539682539683" calcext:value-type="percentage">
            <text:p>18.25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9];[.AJ44];[.AJ52];[.AJ60];[.AJ93];[.AJ121];[.AJ138];[.AJ166])" office:value-type="float" office:value="8" calcext:value-type="float">
            <text:p>8</text:p>
          </table:table-cell>
          <table:table-cell table:style-name="ce22" table:formula="of:=([.B357]-8)*0.03125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39];[.AJ49];[.AJ91];[.AJ100];[.AJ126];[.AJ153];[.AJ170];[.AJ182])" office:value-type="float" office:value="16" calcext:value-type="float">
            <text:p>16</text:p>
          </table:table-cell>
          <table:table-cell table:style-name="ce22" table:formula="of:=([.B358]-8)*0.03125" office:value-type="percentage" office:value="0.25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0634920634920635" calcext:value-type="percentage">
            <text:p>6.35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34];[.AJ80];[.AJ104];[.AJ113];[.AJ122];[.AJ140];[.AJ151];[.AJ163])" office:value-type="float" office:value="24" calcext:value-type="float">
            <text:p>24</text:p>
          </table:table-cell>
          <table:table-cell table:style-name="ce22" table:formula="of:=([.B359]-8)*0.03125" office:value-type="percentage" office:value="0.5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126984126984127" calcext:value-type="percentage">
            <text:p>12.70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38];[.AJ47];[.AJ57];[.AJ82];[.AJ120];[.AJ129];[.AJ164];[.AJ172])" office:value-type="float" office:value="32" calcext:value-type="float">
            <text:p>32</text:p>
          </table:table-cell>
          <table:table-cell table:style-name="ce22" table:formula="of:=([.B360]-8)*0.03125" office:value-type="percentage" office:value="0.75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19047619047619" calcext:value-type="percentage">
            <text:p>19.05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25];[.AJ87];[.AJ97];[.AJ105];[.AJ132];[.AJ141];[.AJ167];[.AJ177])" office:value-type="float" office:value="40" calcext:value-type="float">
            <text:p>40</text:p>
          </table:table-cell>
          <table:table-cell table:style-name="ce22" table:formula="of:=([.B361]-8)*0.03125" office:value-type="percentage" office:value="1" calcext:value-type="percentage">
            <text:p>100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253968253968254" calcext:value-type="percentage">
            <text:p>25.40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94];[.AJ102];[.AJ119];[.AJ127];[.AJ148];[.AJ157];[.AJ165];[.AJ183])" office:value-type="float" office:value="9" calcext:value-type="float">
            <text:p>9</text:p>
          </table:table-cell>
          <table:table-cell table:style-name="ce22" table:formula="of:=([.B362]-8)*0.03125" office:value-type="percentage" office:value="0.03125" calcext:value-type="percentage">
            <text:p>3.13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0793650793650794" calcext:value-type="percentage">
            <text:p>0.79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8];[.AJ54];[.AJ70];[.AJ79];[.AJ134];[.AJ145];[.AJ154];[.AJ171])" office:value-type="float" office:value="15" calcext:value-type="float">
            <text:p>15</text:p>
          </table:table-cell>
          <table:table-cell table:style-name="ce22" table:formula="of:=([.B363]-8)*0.03125" office:value-type="percentage" office:value="0.21875" calcext:value-type="percentage">
            <text:p>21.88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Low" calcext:value-type="string">
            <text:p>Low</text:p>
          </table:table-cell>
          <table:table-cell table:style-name="ce22" table:formula="of:=([.C363]/[.C366])" office:value-type="percentage" office:value="0.0555555555555556" calcext:value-type="percentage">
            <text:p>5.56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11];[.AJ20];[.AJ42];[.AJ50];[.AJ59];[.AJ95];[.AJ108];[.AJ144])" office:value-type="float" office:value="23" calcext:value-type="float">
            <text:p>23</text:p>
          </table:table-cell>
          <table:table-cell table:style-name="ce22" table:formula="of:=([.B364]-8)*0.03125" office:value-type="percentage" office:value="0.46875" calcext:value-type="percentage">
            <text:p>46.88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64]/[.C366])" office:value-type="percentage" office:value="0.119047619047619" calcext:value-type="percentage">
            <text:p>11.90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23];[.AJ32];[.AJ51];[.AJ71];[.AJ99];[.AJ115];[.AJ123];[.AJ133])" office:value-type="float" office:value="31" calcext:value-type="float">
            <text:p>31</text:p>
          </table:table-cell>
          <table:table-cell table:style-name="ce22" table:formula="of:=([.B365]-8)*0.03125" office:value-type="percentage" office:value="0.71875" calcext:value-type="percentage">
            <text:p>71.88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65]/[.C366])" office:value-type="percentage" office:value="0.182539682539683" calcext:value-type="percentage">
            <text:p>18.25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1048204">
          <table:table-cell table:number-columns-repeated="36"/>
        </table:table-row>
        <table:table-row table:style-name="ro5">
          <table:table-cell table:number-columns-repeated="36"/>
        </table:table-row>
      </table:table>
      <table:named-expressions/>
      <table:database-ranges>
        <table:database-range table:name="__Anonymous_Sheet_DB__0" table:target-range-address="'combo-4-180_items-best'.A7:'combo-4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5:50:52.402480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6T17:52:30.165876331</dc:date>
    <meta:editing-duration>P1DT22H36M36S</meta:editing-duration>
    <meta:editing-cycles>210</meta:editing-cycles>
    <meta:document-statistic meta:table-count="1" meta:cell-count="1387" meta:object-count="0"/>
  </office:meta>
</office:document-meta>
</file>